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x-emf" manifest:full-path="Pictures/image1.emf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style:wrap="run-through" style:run-through="foreground" draw:auto-grow-height="false" draw:auto-grow-width="false"/>
    </style:style>
  </office:automatic-styles>
  <office:body>
    <office:text>
      <text:p text:style-name="P1"><draw:frame svg:x="0cm" svg:y="0cm" svg:width="35.329cm" svg:height="22.86cm" draw:style-name="FR1" text:anchor-type="char" draw:z-index="0"><draw:image xlink:href="Pictures/image1.e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landscape" fo:page-width="43.18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